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i az a tömb? Mik a tulajdonságai?</text:span></text:p>
      <text:p text:style-name="P1"><text:span text:style-name="T1"><text:tab/></text:span><text:span text:style-name="T2">Egy olyan változó (adatstruktúra) amelyek logikailag összetartozó értékek.</text:span></text:p>
      <text:p text:style-name="P1"><text:span text:style-name="T3"><text:tab/></text:span><text:span text:style-name="T4">szögletes zárójelekkel hozunk létre tömböt</text:span></text:p>
      <text:p text:style-name="P1"><text:span text:style-name="T4"><text:tab/>többféle adattípust is beletölthetünk egy tömbbe (szám, szöveg, stb), </text:span></text:p>
      <text:p text:style-name="P1"><text:span text:style-name="T5">Hogyan deklarálunk egy tömböt?</text:span></text:p>
      <text:p text:style-name="P1"><text:span text:style-name="T5"><text:tab/></text:span><text:span text:style-name="T6">Változót hozunk létre és szögletes zárójelbe felsoroljuk az értékeket.</text:span></text:p>
      <text:p text:style-name="P1"><text:span text:style-name="T7"><text:tab/><text:tab/></text:span><text:span text:style-name="T8">pl. const fruits[apple, banana];</text:span></text:p>
      <text:p text:style-name="P1"><text:span text:style-name="T9"/></text:p>
      <text:p text:style-name="P1"><text:span text:style-name="T10">Hogyan adunk meg induló értékeket egy tömbben?</text:span></text:p>
      <text:p text:style-name="P1"><text:span text:style-name="T11"><text:tab/>.push</text:span></text:p>
      <text:p text:style-name="P1"><text:span text:style-name="T12">Mi egy tömb els</text:span><text:span text:style-name="T13">ő elem</text:span><text:span text:style-name="T14">ének indexe?</text:span></text:p>
      <text:p text:style-name="P1"><text:span text:style-name="T15"><text:tab/>[0]</text:span></text:p>
      <text:p text:style-name="P1"><text:span text:style-name="T16">Hogyan kapjuk meg, hogy egy tömbben hány elem van? </text:span></text:p>
      <text:p text:style-name="P1"><text:span text:style-name="T16"><text:s/><text:tab/>objektum</text:span><text:span text:style-name="T17">.length (</text:span><text:span text:style-name="T18">fruits.lenght</text:span><text:span text:style-name="T19">)</text:span></text:p>
      <text:p text:style-name="P1"><text:span text:style-name="T20">Hogyan iterálunk végig egy tömb elemein?</text:span></text:p>
      <text:p text:style-name="P1"><text:span text:style-name="T20"><text:tab/></text:span><text:span text:style-name="T21">for ciklussal.</text:span></text:p>
      <text:p text:style-name="P1"><text:span text:style-name="T22">Hogyan rendezzük egy tömb elemeit?</text:span></text:p>
      <text:p text:style-name="P1"><text:span text:style-name="T22">Mi az a többdimenziós tömb?</text:span></text:p>
      <text:p text:style-name="P1"><text:span text:style-name="T22"><text:tab/></text:span><text:span text:style-name="T23">A többdimenziós tömb valójában tömböket tartalmazó tömb. Leggyakrabban alkalmazott változat a kétdimenziós tömb, vagyis mátrix. Általában két dimenziónál többel nem praktikus dolgozni.</text:span></text:p>
      <text:p text:style-name="P1"><text:span text:style-name="T23"/></text:p>
      <text:p text:style-name="P1"><text:span text:style-name="T24"/></text:p>
      <text:p text:style-name="P1"><text:span text:style-name="T24">Tömb típus (Array)</text:span></text:p>
      <text:p text:style-name="P1"><text:span text:style-name="T24">Tömb létrehozása</text:span></text:p>
      <text:p text:style-name="P1"><text:span text:style-name="T24">szögletes zárójelekkel hozunk létre tömböt</text:span></text:p>
      <text:p text:style-name="P1"><text:span text:style-name="T24">többféle adattípust is beletölthetünk egy tömbbe (szám, szöveg, stb), de általában egyféle adattípusú értékeket gy</text:span><text:span text:style-name="T25">űjt</text:span><text:span text:style-name="T26">ünk össze egy tömbben</text:span></text:p>
      <text:p text:style-name="P1"><text:span text:style-name="T26">let days = ['Monday', 'Tuesday', 'Wednesday', 'Thursday', 'Friday'];</text:span></text:p>
      <text:p text:style-name="P1"><text:span text:style-name="T26">Metódusok</text:span></text:p>
      <text:p text:style-name="P1"><text:span text:style-name="T26">Nézzünk néhány gyakran használt metódust, tulajdonságot!</text:span></text:p>
      <text:p text:style-name="P1"><text:span text:style-name="T26"/></text:p>
      <text:p text:style-name="P1"><text:span text:style-name="T26">.indexOf()</text:span></text:p>
      <text:p text:style-name="P1"><text:span text:style-name="T26">a paraméterként megadott érték indexével tér vissza, tehát hogy hol található a tömbben</text:span></text:p>
      <text:p text:style-name="P1"><text:span text:style-name="T26">amennyiben nem található meg a tömbben, -1-el tér vissza</text:span></text:p>
      <text:p text:style-name="P1"><text:span text:style-name="T26">let days = ['Monday', 'Tuesday', 'Wednesday', 'Thursday', 'Friday'];</text:span></text:p>
      <text:p text:style-name="P1"><text:span text:style-name="T26">console.log(days.indexOf('Sunday'));</text:span></text:p>
      <text:p text:style-name="P1"><text:span text:style-name="T26">// --&gt; -1, mert nem található meg</text:span></text:p>
      <text:p text:style-name="P1"><text:span text:style-name="T26"/></text:p>
      <text:p text:style-name="P1"><text:span text:style-name="T26">let days = ['Monday', 'Tuesday', 'Wednesday', 'Thursday', 'Friday'];</text:span></text:p>
      <text:p text:style-name="P1"><text:span text:style-name="T26">console.log(days.indexOf('Monday'));</text:span></text:p>
      <text:p text:style-name="P1"><text:span text:style-name="T26">// --&gt; 0</text:span></text:p>
      <text:p text:style-name="P1"><text:span text:style-name="T26">.includes()</text:span></text:p>
      <text:p text:style-name="P1"><text:span text:style-name="T26">logikai értékkel tér vissza (true/false) annak alapján, hogy a paraméterként megadott érték megtalálható-e a tömbben</text:span></text:p>
      <text:p text:style-name="P1"><text:span text:style-name="T26">const list = [1, 2, 3, 4, 5, 5, 23, 21, 1231, 2434, 443546456, 17];</text:span></text:p>
      <text:p text:style-name="P1"><text:span text:style-name="T26">console.log(list.includes(4));</text:span></text:p>
      <text:p text:style-name="P1"><text:span text:style-name="T26">// --&gt; true</text:span></text:p>
      <text:p text:style-name="P1"><text:span text:style-name="T26">Magasabb rend</text:span><text:span text:style-name="T27">ű f</text:span><text:span text:style-name="T28">üggvények</text:span></text:p>
      <text:p text:style-name="P1"><text:span text:style-name="T28">A magasabb rend</text:span><text:span text:style-name="T29">ű f</text:span><text:span text:style-name="T30">üggvények (higher order function) olyan függvények, melyek más függvényekkel dolgoznak, azaz vagy paraméterként várják<text:s/></text:span><text:span text:style-name="T31">őket, vagy f</text:span><text:span text:style-name="T32">üggvényeket adnak vissza.</text:span></text:p>
      <text:p text:style-name="P1"><text:span text:style-name="T32">a paraméterként átadott függvényeket általában a nyíl operátorral ("fat arrow") írjuk meg</text:span></text:p>
      <text:p text:style-name="P1"><text:span text:style-name="T32">.forEach()</text:span></text:p>
      <text:p text:style-name="P1"><text:span text:style-name="T32">adott m</text:span><text:span text:style-name="T33">űveletet a t</text:span><text:span text:style-name="T34">ömb minden elemén elvégzi</text:span></text:p>
      <text:p text:style-name="P1"><text:span text:style-name="T34">let days = ['Monday', 'Tuesday', 'Wednesday', 'Thursday', 'Friday'];</text:span></text:p>
      <text:p text:style-name="P1"><text:span text:style-name="T34">days.forEach(function log(day) {</text:span></text:p>
      <text:p text:style-name="P1"><text:span text:style-name="T34"><text:s text:c="2"/>console.log(day)</text:span></text:p>
      <text:p text:style-name="P1"><text:span text:style-name="T34">})</text:span></text:p>
      <text:p text:style-name="P1"><text:span text:style-name="T34"/></text:p>
      <text:p text:style-name="P1"><text:span text:style-name="T34">// ES6 verzió óta lehetséges az ún. "array function" használata</text:span></text:p>
      <text:p text:style-name="P1"><text:span text:style-name="T34">// az eredmény ugyanaz lesz, mint az el</text:span><text:span text:style-name="T35">őző szintaxissal</text:span></text:p>
      <text:p text:style-name="P1"><text:span text:style-name="T35">days.forEach(day =&gt; {</text:span></text:p>
      <text:p text:style-name="P1"><text:span text:style-name="T35"><text:s text:c="2"/>console.log(day)</text:span></text:p>
      <text:p text:style-name="P1"><text:span text:style-name="T35">});</text:span></text:p>
      <text:p text:style-name="P1"><text:span text:style-name="T35"/></text:p>
      <text:p text:style-name="P1"><text:span text:style-name="T35">// amikor a f</text:span><text:span text:style-name="T36">üggvénytörzs egy sor, kapcsos zárójel és sortörés nélkül is</text:span></text:p>
      <text:p text:style-name="P1"><text:span text:style-name="T36">// írhatjuk a függvényt</text:span></text:p>
      <text:p text:style-name="P1"><text:span text:style-name="T36">days.forEach(day =&gt; console.log(day));</text:span></text:p>
      <text:p text:style-name="P1"><text:span text:style-name="T36">.filter()</text:span></text:p>
      <text:p text:style-name="P1"><text:span text:style-name="T36">sz</text:span><text:span text:style-name="T37">űr</text:span><text:span text:style-name="T38">ést végez a megadott tömbön</text:span></text:p>
      <text:p text:style-name="P1"><text:span text:style-name="T38">egy új tömböt hoz létre, aminek az elemei azok lesznek, amelyekre igaz a megadott feltétel</text:span></text:p>
      <text:p text:style-name="P1"><text:span text:style-name="T38">const colours = ['green', 'black', 'dark-orange', 'light-yellow', 'azure'];</text:span></text:p>
      <text:p text:style-name="P1"><text:span text:style-name="T38">// a 6 karakternél hosszab színekre sz</text:span><text:span text:style-name="T39">űr</text:span><text:span text:style-name="T40">ünk:</text:span></text:p>
      <text:p text:style-name="P1"><text:span text:style-name="T40">const result = colours.filter(colour =&gt; colour.length &gt; 6);</text:span></text:p>
      <text:p text:style-name="P1"><text:span text:style-name="T40">console.log(result);</text:span></text:p>
      <text:p text:style-name="P1"><text:span text:style-name="T40">// --&gt; [ 'dark-orange', 'light-yellow' ]</text:span></text:p>
      <text:p text:style-name="P1"><text:span text:style-name="T40">.map()</text:span></text:p>
      <text:p text:style-name="P1"><text:span text:style-name="T40">a tömb minden elemén végrehajtja az adott m</text:span><text:span text:style-name="T41">űveletet, mint a forEach, azzal a k</text:span><text:span text:style-name="T42">ülönbséggel, hogy egy új tömbbel tér vissza</text:span></text:p>
      <text:p text:style-name="P1"><text:span text:style-name="T42">let numbers = [1, 2, 3, 4, 5];</text:span></text:p>
      <text:p text:style-name="P1"><text:span text:style-name="T42">let doubles = numbers.map(number =&gt; number * 2)</text:span></text:p>
      <text:p text:style-name="P1"><text:span text:style-name="T42">console.log(doubles)</text:span></text:p>
      <text:p text:style-name="P1"><text:span text:style-name="T42">// --&gt; [ 2, 4, 6, 8, 10 ]</text:span></text:p>
      <text:p text:style-name="P1"><text:span text:style-name="T42">.reduce()</text:span></text:p>
      <text:p text:style-name="P1"><text:span text:style-name="T42">tömbünket egyetlen értékre redukálhatjuk</text:span></text:p>
      <text:p text:style-name="P1"><text:span text:style-name="T42">const list = [1, 2, 3, 4, 5];</text:span></text:p>
      <text:p text:style-name="P1"><text:span text:style-name="T42">console.log(list.reduce((number, nextNumber) =&gt; number + nextNumber));</text:span></text:p>
      <text:p text:style-name="P1"><text:span text:style-name="T42">// --&gt; 15</text:span></text:p>
      <text:p text:style-name="P1"><text:span text:style-name="T42">.find()</text:span></text:p>
      <text:p text:style-name="P1"><text:span text:style-name="T42">az els</text:span><text:span text:style-name="T43">ő olyan<text:s/></text:span><text:span text:style-name="T44">értékkel tér vissza, amelyre igaz a megadott feltétel</text:span></text:p>
      <text:p text:style-name="P1"><text:span text:style-name="T44">amennyiben nem található meg a tömbben, "undefined" értékkel tér vissza</text:span></text:p>
      <text:p text:style-name="P1"><text:span text:style-name="T44">const list = [5, 12, 8, 130, 44];</text:span></text:p>
      <text:p text:style-name="P1"><text:span text:style-name="T44">// a find metóduson belül a number egy paraméter</text:span></text:p>
      <text:p text:style-name="P1"><text:span text:style-name="T44">// azért nem szükséges köré a zárójel, mert csak egy paramétert adunk át</text:span></text:p>
      <text:p text:style-name="P1"><text:span text:style-name="T44">// minden más esetben így kell írni:</text:span></text:p>
      <text:p text:style-name="P1"><text:span text:style-name="T44">// const found = list.find((index, number) =&gt; number &gt; index);</text:span></text:p>
      <text:p text:style-name="P1"><text:span text:style-name="T44">const found = list.find(number =&gt; number &gt; 10);</text:span></text:p>
      <text:p text:style-name="P1"><text:span text:style-name="T44">console.log(found);</text:span></text:p>
      <text:p text:style-name="P1"><text:span text:style-name="T44">// --&gt; 12</text:span></text:p>
      <text:p text:style-name="P1"><text:span text:style-name="T44">.splice()</text:span></text:p>
      <text:p text:style-name="P1"><text:span text:style-name="T44">kitöröl egy adott elemet</text:span></text:p>
      <text:p text:style-name="P1"><text:span text:style-name="T44">be tudunk szúrni elemet adott index</text:span><text:span text:style-name="T45">ű helyre</text:span></text:p>
      <text:p text:style-name="P1"><text:span text:style-name="T45">// elem t</text:span><text:span text:style-name="T46">örlése</text:span></text:p>
      <text:p text:style-name="P1"><text:span text:style-name="T46">let myArray = ['a', 'b', 'c', 'd']</text:span></text:p>
      <text:p text:style-name="P1"><text:span text:style-name="T46">// 0. indext</text:span><text:span text:style-name="T47">ől sz</text:span><text:span text:style-name="T48">ámolva 2 elemet távolít el</text:span></text:p>
      <text:p text:style-name="P1"><text:span text:style-name="T48">myArray.splice(0, 2)</text:span></text:p>
      <text:p text:style-name="P1"><text:span text:style-name="T48">console.log(myArray)</text:span></text:p>
      <text:p text:style-name="P1"><text:span text:style-name="T48">// --&gt; [ 'c', 'd' ]</text:span></text:p>
      <text:p text:style-name="P1"><text:span text:style-name="T48"/></text:p>
      <text:p text:style-name="P1"><text:span text:style-name="T48">// beszúrás</text:span></text:p>
      <text:p text:style-name="P1"><text:span text:style-name="T48">const months = ['Jan', 'March', 'April', 'June'];</text:span></text:p>
      <text:p text:style-name="P1"><text:span text:style-name="T48">// az 1-es index</text:span><text:span text:style-name="T49">ű helyre illeszt be:</text:span></text:p>
      <text:p text:style-name="P1"><text:span text:style-name="T49">months.splice(1, 0, 'Feb');</text:span></text:p>
      <text:p text:style-name="P1"><text:span text:style-name="T49">console.log(months);</text:span></text:p>
      <text:p text:style-name="P1"><text:span text:style-name="T49">// --&gt; ['Jan', 'Feb', 'March', 'April', 'June']</text:span></text:p>
      <text:p text:style-name="P1"><text:span text:style-name="T49">Spread oper</text:span><text:span text:style-name="T50">átor</text:span></text:p>
      <text:p text:style-name="P1"><text:span text:style-name="T50">A spread operátort (...) egy tömb elemekre való szétbontása során tudjuk használni.</text:span></text:p>
      <text:p text:style-name="P1"><text:span text:style-name="T50"/></text:p>
      <text:p text:style-name="P1"><text:span text:style-name="T50">let array = [1, 2, 3];</text:span></text:p>
      <text:p text:style-name="P1"><text:span text:style-name="T50">let array2 = [4, 5];</text:span></text:p>
      <text:p text:style-name="P1"><text:span text:style-name="T50">newarray = [...array,...array2];</text:span></text:p>
      <text:p text:style-name="P1"><text:span text:style-name="T50">console.log(newarray);</text:span></text:p>
      <text:p text:style-name="P1"><text:span text:style-name="T50">// --&gt; [ 1, 2, 3, 4, 5 ]</text:span></text:p>
      <text:p text:style-name="P1"><text:span text:style-name="T50">(Opcionális angol nyelv</text:span><text:span text:style-name="T51">ű cikk a spread oper</text:span><text:span text:style-name="T52">átor és rest parameter összehasonlításáról)</text:span></text:p>
      <text:p text:style-name="P1"><text:span text:style-name="T52"/></text:p>
      <text:p text:style-name="P1"><text:span text:style-name="T52">Többdimenziós tömbök</text:span></text:p>
      <text:p text:style-name="P1"><text:span text:style-name="T52">A többdimenziós tömb valójában tömböket tartalmazó tömb. Leggyakrabban alkalmazott változat a kétdimenziós tömb, vagyis mátrix. Általában két dimenziónál többel nem praktikus dolgozni.</text:span></text:p>
      <text:p text:style-name="P1"><text:span text:style-name="T52"/></text:p>
      <text:p text:style-name="P1"><text:span text:style-name="T52">let matrix = [</text:span></text:p>
      <text:p text:style-name="P1"><text:span text:style-name="T52"><text:s text:c="2"/>[1, 2, 3],</text:span></text:p>
      <text:p text:style-name="P1"><text:span text:style-name="T52"><text:s text:c="2"/>[3, 4, 5],</text:span></text:p>
      <text:p text:style-name="P1"><text:span text:style-name="T52"><text:s text:c="2"/>[6, 7, 8]</text:span></text:p>
      <text:p text:style-name="P1"><text:span text:style-name="T52">]</text:span></text:p>
      <text:p text:style-name="P1"><text:span text:style-name="T52"/></text:p>
      <text:p text:style-name="P1"><text:span text:style-name="T52">console.log(matrix)</text:span></text:p>
      <text:p text:style-name="P1"><text:span text:style-name="T52">// --&gt; [ [ 1, 2, 3 ], [ 3, 4, 5 ], [ 6, 7, 8 ] ]</text:span><text:span text:style-name="T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